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og</text:p>
      <text:p text:style-name="Normal">Bull</text:p>
      <text:p text:style-name="Normal">Cat</text:p>
      <text:p text:style-name="Normal">Rabbit</text:p>
      <text:p text:style-name="Normal">Horse</text:p>
      <text:p text:style-name="Normal">Hawk</text:p>
      <text:p text:style-name="Normal">Peacock</text:p>
      <text:p text:style-name="Normal">Pigeon</text:p>
      <text:p text:style-name="Normal">Sparrow</text:p>
      <text:p text:style-name="Normal">Ladybird</text:p>
      <text:p text:style-name="Normal">Butterfly</text:p>
      <text:p text:style-name="Normal">Beetle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na</meta:initial-creator>
    <dc:creator>Dominik Jakubowski</dc:creator>
    <meta:creation-date>2018-11-05T10:23:00Z</meta:creation-date>
    <dc:date>2018-11-05T10:23:00Z</dc:date>
    <meta:template xlink:href="Normal.dotm" xlink:type="simple"/>
    <meta:editing-cycles>2</meta:editing-cycles>
    <meta:editing-duration>PT0S</meta:editing-duration>
    <meta:document-statistic meta:page-count="1" meta:paragraph-count="1" meta:word-count="12" meta:character-count="82" meta:row-count="1" meta:non-whitespace-character-count="71"/>
  </office:meta>
</office:document-meta>
</file>